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margin-left="0cm" fo:margin-right="-0.159cm" fo:text-align="justify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P5" style:family="paragraph" style:parent-style-name="Standard" style:master-page-name="">
      <style:paragraph-properties fo:margin-left="0cm" fo:margin-right="-0.159cm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6" style:family="paragraph" style:parent-style-name="Standard" style:master-page-name="First_20_Page">
      <style:paragraph-properties fo:margin-left="0cm" fo:margin-right="-0.159cm" fo:text-indent="0cm" style:auto-text-indent="false" style:page-number="auto" fo:break-before="auto" fo:break-after="auto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declarationVersement/declarationVersementInfoCommun#%</text:p>
      <text:p text:style-name="P3"/>
      <text:p text:style-name="P3">%#include AL/declarationVersement/declarationVersementListDetaillee#%</text:p>
      <text:p text:style-name="P3"/>
      <text:p text:style-name="P4">%=remLineWhenBlank(declaration_versement_destination_text,-1)=%</text:p>
      <text:p text:style-name="P3"/>
      <text:p text:style-name="P3"/>
      <text:p text:style-name="P5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0cm" fo:margin-right="0cm" fo:margin-bottom="0.499cm" style:shadow="none" style:dynamic-spacing="false"/>
      </style:header-style>
      <style:footer-style>
        <style:header-footer-properties svg:height="0.79cm" fo:margin-left="0cm" fo:margin-right="0cm" fo:margin-top="0.1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5cm" fo:margin-left="0cm" fo:margin-right="0cm" fo:margin-bottom="0.499cm" style:dynamic-spacing="false"/>
      </style:header-style>
      <style:footer-style>
        <style:header-footer-properties fo:min-height="0.788cm" fo:margin-left="0cm" fo:margin-right="0cm" fo:margin-top="0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rst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1">%#include AL/FPV/commun/dateAdresse/dateAdresse#%</text:p>
        <text:p text:style-name="Header"/>
      </style:header>
      <style:header-left>
        <text:p text:style-name="Header_20_left"/>
      </style:header-left>
      <style:footer>
        <text:p text:style-name="MP2"><text:page-number text:select-page="current">1</text:page-number>/<text:page-count>1</text:page-count></text:p>
      </style:footer>
    </style:master-page>
    <style:master-page style:name="notFirst" style:page-layout-name="Mpm5">
      <style:header>
        <text:p text:style-name="Header"/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pta </dc:creator>
    <dc:date>2013-02-19T08:47:01.59</dc:date>
    <meta:editing-cycles>322</meta:editing-cycles>
    <meta:editing-duration>PT18H43S</meta:editing-duration>
    <meta:document-statistic meta:table-count="0" meta:image-count="0" meta:object-count="0" meta:page-count="1" meta:paragraph-count="7" meta:word-count="11" meta:character-count="294"/>
    <meta:user-defined meta:name="Info 1"/>
    <meta:user-defined meta:name="Info 2"/>
    <meta:user-defined meta:name="Info 3"/>
    <meta:user-defined meta:name="Info 4"/>
  </office:meta>
</office:document-meta>
</file>